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>
      <style:paragraph-properties>
        <style:tab-stops>
          <style:tab-stop style:position="17.013cm" style:type="right"/>
        </style:tab-stops>
      </style:paragraph-properties>
    </style:style>
    <style:style style:name="P7" style:family="paragraph" style:parent-style-name="Standard">
      <style:paragraph-properties fo:text-align="justify" style:justify-single-word="false" fo:padding="0.049cm" fo:border="0.06pt solid #000000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RBESANGE Benjamin²<text:tab/>Lundi 12 Octobre</text:p>
      <text:p text:style-name="Standard">GARCON Benoît²</text:p>
      <text:p text:style-name="Standard"/>
      <text:p text:style-name="P2">Compte rendu TP 5</text:p>
      <text:p text:style-name="P1"/>
      <text:p text:style-name="P3">Aujourd'hui, nous avons réussi à comprendre pourquoi nous ne pouvions émettre à partir du PC. En effet, le mauvais port était ouvert (/dev/ttyusb0 au lieu de /dev/ttyusb1).</text:p>
      <text:p text:style-name="P3"/>
      <text:p text:style-name="P3">A présent, nous devons établir le fonctionnement du projet.</text:p>
      <text:p text:style-name="P3">Sur le pc :</text:p>
      <text:list xml:id="list731945057" text:style-name="L1">
        <text:list-item>
          <text:p text:style-name="P4">1 programme principal avec 3 threads qui permettent de :</text:p>
          <text:list>
            <text:list-item>
              <text:p text:style-name="P4">Émettre</text:p>
            </text:list-item>
            <text:list-item>
              <text:p text:style-name="P4">Recevoir</text:p>
            </text:list-item>
            <text:list-item>
              <text:p text:style-name="P4">Ce programme doit aussi simuler le capteur de température</text:p>
            </text:list-item>
          </text:list>
        </text:list-item>
        <text:list-item>
          <text:p text:style-name="P4">On doit veiller à ce que la trame soit envoyée avant d'aller en chercher une autre. Cette trame doit aussi être acquittée.</text:p>
        </text:list-item>
      </text:list>
      <text:p text:style-name="P3">La taille de la file doit être correctement gérée.</text:p>
      <text:p text:style-name="P3"/>
      <text:p text:style-name="P3">Sur le pi :</text:p>
      <text:list xml:id="list2028647172" text:style-name="L2">
        <text:list-item>
          <text:p text:style-name="P5">1 programme avec 3 threads pour :</text:p>
          <text:list>
            <text:list-item>
              <text:p text:style-name="P5">Émettre</text:p>
            </text:list-item>
            <text:list-item>
              <text:p text:style-name="P5">Recevoir</text:p>
            </text:list-item>
            <text:list-item>
              <text:p text:style-name="P5">Gérer les interactions (serveur / utilisateur)</text:p>
              <text:list>
                <text:list-item>
                  <text:p text:style-name="P5">Qui va écrire la température </text:p>
                </text:list-item>
              </text:list>
            </text:list-item>
          </text:list>
        </text:list-item>
        <text:list-item>
          <text:p text:style-name="P5">Le serveur apache</text:p>
          <text:list>
            <text:list-item>
              <text:p text:style-name="P5">S'occupe des données grâce aux fichiers</text:p>
              <text:list>
                <text:list-item>
                  <text:p text:style-name="P5">Va chercher les données dans le fichier</text:p>
                </text:list-item>
                <text:list-item>
                  <text:p text:style-name="P5">Les place dans une BDD (qui se gère plus facilement)</text:p>
                </text:list-item>
              </text:list>
            </text:list-item>
            <text:list-item>
              <text:p text:style-name="P5">S'occupe des requêtes</text:p>
              <text:list>
                <text:list-item>
                  <text:p text:style-name="P5">Les écrit dans un fichier, qui sera traité par un thread qui ne contiendra en fait qu'une seule ligne qu'apache lira</text:p>
                </text:list-item>
              </text:list>
            </text:list-item>
            <text:list-item>
              <text:p text:style-name="P5">Gère les concurrences</text:p>
            </text:list-item>
            <text:list-item>
              <text:p text:style-name="P5"/>
            </text:list-item>
          </text:list>
        </text:list-item>
      </text:list>
      <text:p text:style-name="P3">Pour les communications, on utilise une file qui va stocker les trames à communiquer. On ne change pas la trame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0:36:24</meta:creation-date>
    <dc:date>2015-10-12T11:36:34</dc:date>
    <meta:editing-duration>PT45M5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19" meta:character-count="1177" meta:non-whitespace-character-count="1002"/>
  </office:meta>
</office:document-meta>
</file>